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7115" officeooo:paragraph-rsid="00207115"/>
    </style:style>
    <style:style style:name="T1" style:family="text">
      <style:text-properties officeooo:rsid="001f5505"/>
    </style:style>
    <style:style style:name="T2" style:family="text">
      <style:text-properties officeooo:rsid="002071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update</text:p>
      <text:p text:style-name="Standard"/>
      <text:p text:style-name="Standard">sudo apt install apache2 <text:s text:c="10"/><text:span text:style-name="T1">(www folder <text:s text:c="2"/>in <text:s text:c="2"/>computer <text:s/>/ var )</text:span></text:p>
      <text:p text:style-name="Standard"/>
      <text:p text:style-name="Standard">sudo chmod o+rwx /var/www/html <text:s text:c="2"/><text:span text:style-name="T2">( <text:s text:c="3"/>permission to <text:s/>html <text:s/>folder <text:s/>)</text:span></text:p>
      <text:p text:style-name="Standard"/>
      <text:p text:style-name="P1">sudo apt-get install php-mysql</text:p>
      <text:p text:style-name="P1"/>
      <text:p text:style-name="P1"/>
      <text:p text:style-name="P1">sudo service <text:s/>apache2 re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9T14:49:43.505972611</meta:creation-date>
    <meta:generator>LibreOffice/6.4.7.2$Linux_X86_64 LibreOffice_project/40$Build-2</meta:generator>
    <dc:date>2023-03-09T14:56:48.710964580</dc:date>
    <meta:editing-duration>PT7M10S</meta:editing-duration>
    <meta:editing-cycles>3</meta:editing-cycles>
    <meta:document-statistic meta:table-count="0" meta:image-count="0" meta:object-count="0" meta:page-count="1" meta:paragraph-count="5" meta:word-count="32" meta:character-count="217" meta:non-whitespace-character-count="166"/>
  </office:meta>
</office:document-meta>
</file>